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Serializ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xtSerializer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Serializer.startElement( String uri , String loc , String raw , Attributes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Serializ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Serializer.setOutputStream(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xtSerializer.characters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